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color="#FF0000" fo:font-size="14pt" style:font-size-asian="14pt" style:font-size-complex="14pt"/>
    </style:style>
    <style:style style:name="P2" style:parent-style-name="Normal" style:family="paragraph">
      <style:text-properties fo:background-color="#D3D3D3"/>
    </style:style>
    <style:style style:name="P3" style:parent-style-name="Normal" style:family="paragraph">
      <style:text-properties fo:background-color="#D3D3D3"/>
    </style:style>
    <style:style style:name="P4" style:parent-style-name="Normal" style:family="paragraph">
      <style:text-properties fo:background-color="#D3D3D3"/>
    </style:style>
    <style:style style:name="P5" style:parent-style-name="Normal" style:family="paragraph">
      <style:text-properties fo:background-color="#D3D3D3"/>
    </style:style>
    <style:style style:name="P6" style:parent-style-name="Normal" style:family="paragraph">
      <style:text-properties fo:background-color="#D3D3D3"/>
    </style:style>
    <style:style style:name="P7" style:parent-style-name="Normal" style:family="paragraph">
      <style:text-properties fo:background-color="#D3D3D3"/>
    </style:style>
    <style:style style:name="P8" style:parent-style-name="Normal" style:family="paragraph">
      <style:text-properties fo:background-color="#D3D3D3"/>
    </style:style>
    <style:style style:name="P9" style:parent-style-name="Normal" style:family="paragraph">
      <style:text-properties fo:background-color="#D3D3D3"/>
    </style:style>
    <style:style style:name="P10" style:parent-style-name="Normal" style:family="paragraph">
      <style:text-properties fo:background-color="#D3D3D3"/>
    </style:style>
    <style:style style:name="P11" style:parent-style-name="Normal" style:family="paragraph">
      <style:text-properties fo:background-color="#D3D3D3"/>
    </style:style>
    <style:style style:name="P12" style:parent-style-name="Normal" style:family="paragraph">
      <style:text-properties fo:background-color="#D3D3D3"/>
    </style:style>
    <style:style style:name="P13" style:parent-style-name="Normal" style:family="paragraph">
      <style:text-properties fo:background-color="#D3D3D3"/>
    </style:style>
    <style:style style:name="P14" style:parent-style-name="Normal" style:family="paragraph">
      <style:text-properties fo:background-color="#D3D3D3"/>
    </style:style>
    <style:style style:name="T15" style:parent-style-name="Policepardéfaut" style:family="text">
      <style:text-properties fo:background-color="#D3D3D3"/>
    </style:style>
    <style:style style:name="P16" style:parent-style-name="Normal" style:family="paragraph">
      <style:text-properties fo:background-color="#D3D3D3"/>
    </style:style>
    <style:style style:name="P17" style:parent-style-name="Normal" style:family="paragraph">
      <style:text-properties fo:background-color="#D3D3D3"/>
    </style:style>
    <style:style style:name="P18" style:parent-style-name="Normal" style:family="paragraph">
      <style:text-properties fo:background-color="#D3D3D3"/>
    </style:style>
    <style:style style:name="P19" style:parent-style-name="Normal" style:family="paragraph">
      <style:text-properties fo:background-color="#D3D3D3"/>
    </style:style>
    <style:style style:name="P20" style:parent-style-name="Normal" style:family="paragraph">
      <style:text-properties fo:background-color="#D3D3D3"/>
    </style:style>
    <style:style style:name="P21" style:parent-style-name="Normal" style:family="paragraph">
      <style:text-properties fo:background-color="#D3D3D3"/>
    </style:style>
    <style:style style:name="P22" style:parent-style-name="Normal" style:family="paragraph">
      <style:text-properties fo:background-color="#C0C0C0"/>
    </style:style>
    <style:style style:name="P23" style:parent-style-name="Normal" style:family="paragraph">
      <style:text-properties fo:background-color="#C0C0C0"/>
    </style:style>
    <style:style style:name="P24" style:parent-style-name="Normal" style:family="paragraph">
      <style:text-properties fo:background-color="#C0C0C0"/>
    </style:style>
    <style:style style:name="P25" style:parent-style-name="Normal" style:family="paragraph">
      <style:text-properties fo:background-color="#C0C0C0"/>
    </style:style>
    <style:style style:name="P26" style:parent-style-name="Normal" style:family="paragraph">
      <style:text-properties fo:background-color="#C0C0C0"/>
    </style:style>
    <style:style style:name="P27" style:parent-style-name="Normal" style:family="paragraph">
      <style:text-properties fo:background-color="#C0C0C0"/>
    </style:style>
    <style:style style:name="P28" style:parent-style-name="Normal" style:family="paragraph">
      <style:text-properties fo:background-color="#C0C0C0"/>
    </style:style>
    <style:style style:name="P29" style:parent-style-name="Normal" style:family="paragraph">
      <style:text-properties fo:background-color="#C0C0C0"/>
    </style:style>
    <style:style style:name="P30" style:parent-style-name="Normal" style:family="paragraph">
      <style:text-properties fo:background-color="#C0C0C0"/>
    </style:style>
    <style:style style:name="P31" style:parent-style-name="Normal" style:family="paragraph">
      <style:text-properties fo:background-color="#C0C0C0"/>
    </style:style>
    <style:style style:name="P32" style:parent-style-name="Normal" style:family="paragraph">
      <style:text-properties fo:background-color="#C0C0C0"/>
    </style:style>
    <style:style style:name="P33" style:parent-style-name="Normal" style:family="paragraph">
      <style:text-properties fo:background-color="#C0C0C0"/>
    </style:style>
    <style:style style:name="P34" style:parent-style-name="Normal" style:family="paragraph">
      <style:text-properties fo:background-color="#C0C0C0"/>
    </style:style>
    <style:style style:name="P35" style:parent-style-name="Normal" style:family="paragraph">
      <style:text-properties fo:background-color="#C0C0C0"/>
    </style:style>
    <style:style style:name="P36" style:parent-style-name="Normal" style:family="paragraph">
      <style:text-properties fo:background-color="#C0C0C0"/>
    </style:style>
    <style:style style:name="P37" style:parent-style-name="Normal" style:family="paragraph">
      <style:text-properties fo:background-color="#C0C0C0"/>
    </style:style>
    <style:style style:name="P38" style:parent-style-name="Normal" style:family="paragraph">
      <style:text-properties fo:background-color="#C0C0C0"/>
    </style:style>
    <style:style style:name="P39" style:parent-style-name="Normal" style:family="paragraph">
      <style:text-properties fo:background-color="#C0C0C0"/>
    </style:style>
    <style:style style:name="T40" style:parent-style-name="Policepardéfaut" style:family="text">
      <style:text-properties fo:background-color="#C0C0C0"/>
    </style:style>
  </office:automatic-styles>
  <office:body>
    <office:text text:use-soft-page-breaks="true">
      <text:p text:style-name="P1">Preuves :<text:s/></text:p>
      <text:p text:style-name="P2">Je sais décrire le contexte de mon application pour qu’il soit compréhensible par tout le monde.<text:s/></text:p>
      <text:p text:style-name="Normal">Oui, voir la documentation IHM page 1</text:p>
      <text:p text:style-name="P3">Je sais dessiner des sketchs pour concevoir les fenêtres de mon application.<text:s/></text:p>
      <text:p text:style-name="Normal">Oui, voir<text:s/>la documentation IHM page 5 à 8</text:p>
      <text:p text:style-name="P4"><text:s/>Je sais enchaîner mes sketchs au sein d’un story-board.</text:p>
      <text:p text:style-name="Normal">Oui, voir la documentation IHM page 8 à 11</text:p>
      <text:p text:style-name="P5">Je sais concevoir un diagramme de cas d’utilisation qui représente les fonctionnalités de mon application.<text:s/></text:p>
      <text:p text:style-name="Normal">Oui, voir la documentation IHM page 2</text:p>
      <text:p text:style-name="P6">Je sais concevoir un diagramme de classes qui représente mon application.<text:s/></text:p>
      <text:p text:style-name="Normal">Oui, voir la documentation Diagrammes page 1<text:s/></text:p>
      <text:p text:style-name="P7">Je sais réaliser un diagramme de paquetages qui illustre bien l’isolation entre les parties de mon application.<text:s/></text:p>
      <text:p text:style-name="Normal">Oui, voir la documentation Diagrammes page 2</text:p>
      <text:p text:style-name="P8">Je sais décrire mes deux diagrammes en mettant en valeur et en justifiant les éléments essentiels.</text:p>
      <text:p text:style-name="Normal">Oui, voir la documentation Diagrammes page 1 et 2</text:p>
      <text:p text:style-name="P9">Je sais concevoir une application ergonomique.<text:s/></text:p>
      <text:p text:style-name="Normal">Oui, voir la<text:s/>documentation IHM page 12</text:p>
      <text:p text:style-name="P10">Je sais concevoir une application avec une prise en compte de l’accessibilité.</text:p>
      <text:p text:style-name="Normal">Oui, voir la documentation IHM page 12</text:p>
      <text:p text:style-name="P11">Je sais mettre en avant dans mon diagramme de classes la persistance de mon application.</text:p>
      <text:p text:style-name="Normal">Oui, voir la documentation Diagrammes page 1<text:s/></text:p>
      <text:p text:style-name="P12">Je sais mettre en avant dans mon diagramme de classes ma partie personnelle. <text:s/></text:p>
      <text:p text:style-name="Normal">Oui, voir la documentation Diagrammes page 1<text:s/></text:p>
      <text:p text:style-name="P13">Je sais mettre en avant dans mon diagramme de paquetages la persistance de mon application.</text:p>
      <text:p text:style-name="Normal">Oui, voir la documentation Diagrammes page 2</text:p>
      <text:p text:style-name="P14">Je maîtrise les bases de la programmation C# (classes, structures, instances…).</text:p>
      <text:p text:style-name="Normal">Oui voir le paquetage ClassApp.<text:s/></text:p>
      <text:p text:style-name="Normal"><text:span text:style-name="T15">Je sais utiliser l’abstraction à bon escient (héritage, interfaces, polymorphisme).<text:s/></text:span></text:p>
      <text:p text:style-name="Normal">Oui, voir les classes dans ClassApp par exemple la classe Nommable qui est une interface.</text:p>
      <text:p text:style-name="P16">Je sais gérer des collections simples (tableaux, listes…). <text:s/></text:p>
      <text:soft-page-break/>
      <text:p text:style-name="Normal">Oui, voir la classe Utilisateur par exemple.<text:s/><text:s/>Pas d’utilisation des collections avancées dans l’application</text:p>
      <text:p text:style-name="P17">Je sais gérer des collections avancées (dictionnaires).</text:p>
      <text:p text:style-name="Normal">Pas d’utilisation des collections avancées dans l’application</text:p>
      <text:p text:style-name="P18">Je sais contrôler l’encapsulation au sein de mon application. <text:s/></text:p>
      <text:p text:style-name="Normal">Oui, via l’utilisation de nombreuses propriétés</text:p>
      <text:p text:style-name="P19">Je sais tester mon application. <text:s/></text:p>
      <text:p text:style-name="Normal">Oui, voir les paquets ClassAppTests1 pour des tests fonctionnels et UnitTest1 pour un exemple de test unitaire.<text:s/></text:p>
      <text:p text:style-name="P20">Je sais<text:s/>utiliser LINQ. <text:s/></text:p>
      <text:p text:style-name="Normal">Oui, voir la page connexion.xaml.cs et MainWindow.xaml.cs (updatelistbox)<text:s/></text:p>
      <text:p text:style-name="P21">Je sais gérer les évènements.</text:p>
      <text:p text:style-name="Normal">Oui voir les pages .xaml.cs dans le paquet WpfApp1. Par exemple la MainWindow possède plein d’événement.</text:p>
      <text:p text:style-name="P22">Je sais choisir mes layouts à bon escient.</text:p>
      <text:p text:style-name="Normal">Oui voir le code des pages .xaml dans le paquet WpfApp1.</text:p>
      <text:p text:style-name="P23">Je sais choisir mes composants à bon escient.<text:s/></text:p>
      <text:p text:style-name="Normal">Oui, voir l’utilisation les combobox dans Creationprofil pour un gain de place.</text:p>
      <text:p text:style-name="P24">Je sais créer mon propre composant. <text:s/></text:p>
      <text:p text:style-name="Normal">Non</text:p>
      <text:p text:style-name="P25">Je sais personnaliser mon application en utilisant des ressources et des styles.</text:p>
      <text:p text:style-name="Normal">Oui voir le début du code de la mainWindow sur un bouton.</text:p>
      <text:p text:style-name="P26">Je sais utiliser les<text:s/>DataTemplate (locaux et globaux).</text:p>
      <text:p text:style-name="Normal">Oui, voir par exemple voir la page MainWindow.xaml a la ligne 134.</text:p>
      <text:p text:style-name="P27">Je sais intercepter les évènements de la vue.</text:p>
      <text:p text:style-name="Normal">Oui, voir par exemple la page CreationProfil.xaml.cs de la ligne 43 à 57.</text:p>
      <text:p text:style-name="P28">Je sais notifier la vue depuis des<text:s/>évènements métier.</text:p>
      <text:p text:style-name="Normal">Oui, voir par exemple la page AfficherProfil.xaml.cs de la ligne 50 à 66.</text:p>
      <text:p text:style-name="P29">Je sais gérer le DataBinding sur mon master.</text:p>
      <text:p text:style-name="Normal">Oui, voir par exemple voir la page MainWindow.xaml de la ligne 134 à 153 et dans MainWindow.xaml.cs voir le constructeur.</text:p>
      <text:p text:style-name="P30">Je sais gérer le DataBinding sur mon détail.</text:p>
      <text:p text:style-name="Normal">Oui, voir par exemple voir la page AffichProfil.xaml et dans AffichProfil.xaml.cs voir le constructeur.</text:p>
      <text:soft-page-break/>
      <text:p text:style-name="P31">Je sais gérer le DataBinding et les Dependency Property sur mes UserControl.<text:s/></text:p>
      <text:p text:style-name="Normal">Non, car pas d’utilisation de UserControl</text:p>
      <text:p text:style-name="P32">Je sais développer un<text:s/>Master/Detail.</text:p>
      <text:p text:style-name="Normal">Oui</text:p>
      <text:p text:style-name="P33">Je sais réaliser une vidéo de 1 à 3 minutes qui montre la démo de mon application.</text:p>
      <text:p text:style-name="Normal">Oui, voir la vidéo</text:p>
      <text:p text:style-name="P34">Je sais coder la persistance au sein de mon application.<text:s/></text:p>
      <text:p text:style-name="Normal">Oui, voir la class Sauveur dans le paquet Data.</text:p>
      <text:p text:style-name="P35">Je sais coder une fonctionnalité qui m’est personnelle.</text:p>
      <text:p text:style-name="Normal">Oui, voir la documentation Projet tuteuré à la page 2.</text:p>
      <text:p text:style-name="P36">Je sais documenter mon code</text:p>
      <text:p text:style-name="Normal">Oui<text:s/></text:p>
      <text:p text:style-name="P37">Je sais utiliser SVN.</text:p>
      <text:p text:style-name="Normal">Oui</text:p>
      <text:p text:style-name="P38">Je sais développer une application qui compile.<text:s/></text:p>
      <text:p text:style-name="Normal">Oui</text:p>
      <text:p text:style-name="P39">Je sais développer une application<text:s/>fonctionnelle.<text:s/></text:p>
      <text:p text:style-name="Normal">Oui, toutes nos fonctionnalités fonctionnent correctement, il n’y a aucun bug.<text:s/></text:p>
      <text:p text:style-name="Normal"><text:span text:style-name="T40">Je sais mettre à disposition un outil pour déployer mon application.</text:span></text:p>
      <text:p text:style-name="Normal">Ou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Maulus</meta:initial-creator>
    <dc:creator>Martin Maulus</dc:creator>
    <meta:creation-date>2021-06-12T08:48:00Z</meta:creation-date>
    <dc:date>2021-06-14T11:09:00Z</dc:date>
    <meta:template xlink:href="Normal" xlink:type="simple"/>
    <meta:editing-cycles>4</meta:editing-cycles>
    <meta:editing-duration>PT1140S</meta:editing-duration>
    <meta:document-statistic meta:page-count="3" meta:paragraph-count="8" meta:word-count="692" meta:character-count="4494" meta:row-count="31" meta:non-whitespace-character-count="3810"/>
  </office:meta>
</office:document-meta>
</file>